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Test.createJUnitTest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tchTest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Test.addTestsTo( Vec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tchTest.getFile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tchTest.createAllJUnit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Test.BatchTes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Test.addFileSet( FileSet 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tchTest.add( ResourceCollection 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Test.javaToClas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